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7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5" table:number-rows-spanned="1">
            <text:p>Web</text:p>
          </table:table-cell>
          <table:covered-table-cell table:number-columns-repeated="4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 table:number-columns-repeated="2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7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7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7"/>
          <table:table-cell table:number-columns-repeated="1004"/>
        </table:table-row>
        <table:table-row table:style-name="ro9" table:number-rows-repeated="1048489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1" table:default-cell-style-name="ce108"/>
        <table:table-column table:style-name="co4" table:number-columns-repeated="5" table:default-cell-style-name="ce108"/>
        <table:table-column table:style-name="co4" table:number-columns-repeated="97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4" table:number-rows-spanned="1">
            <text:p>Langage</text:p>
          </table:table-cell>
          <table:covered-table-cell table:number-columns-repeated="3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5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s construits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5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05" calcext:value-type="date">
            <text:p>5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table:number-columns-repeated="31"/>
          <table:table-cell table:style-name="ce26" table:number-columns-repeated="40"/>
          <table:table-cell table:style-name="ce28" table:number-columns-repeated="935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table:number-columns-repeated="32"/>
          <table:table-cell table:style-name="ce24" table:number-columns-repeated="40"/>
          <table:table-cell table:style-name="ce27" table:number-columns-repeated="935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6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0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1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5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9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1"/>
          <table:table-cell table:number-columns-repeated="981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8" table:default-cell-style-name="ce108"/>
        <table:table-column table:style-name="co4" table:number-columns-repeated="5" table:default-cell-style-name="ce108"/>
        <table:table-column table:style-name="co4" table:number-columns-repeated="986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8" table:number-rows-spanned="1">
            <text:p>architectures</text:p>
          </table:table-cell>
          <table:covered-table-cell table:number-columns-repeated="7" table:style-name="ce16"/>
          <table:table-cell table:style-name="ce16" office:value-type="string" calcext:value-type="string" table:number-columns-spanned="3" table:number-rows-spanned="1">
            <text:p>algorithmique</text:p>
          </table:table-cell>
          <table:covered-table-cell table:number-columns-repeated="2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6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8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48" office:value-type="string" calcext:value-type="string">
            <text:p>Graphes : CO parcours</text:p>
          </table:table-cell>
          <table:table-cell table:style-name="ce94"/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46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style-name="ce31" office:value-type="date" office:date-value="2020-11-03" calcext:value-type="date">
            <text:p>3 nov.</text:p>
          </table:table-cell>
          <table:table-cell table:style-name="ce31" table:number-columns-repeated="18"/>
          <table:table-cell table:style-name="ce32" table:number-columns-repeated="40"/>
          <table:table-cell table:style-name="ce33" table:number-columns-repeated="946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19"/>
          <table:table-cell table:style-name="ce24" table:number-columns-repeated="40"/>
          <table:table-cell table:style-name="ce27" table:number-columns-repeated="946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9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9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104" table:number-columns-repeated="30"/>
          <table:table-cell table:number-columns-repeated="992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0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2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3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992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3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3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992"/>
        </table:table-row>
        <table:table-row table:style-name="ro5">
          <table:table-cell table:number-columns-repeated="2"/>
          <table:table-cell table:style-name="ce104" table:number-columns-repeated="30"/>
          <table:table-cell table:number-columns-repeated="992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9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0"/>
          <table:table-cell table:number-columns-repeated="992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0"/>
          <table:table-cell table:number-columns-repeated="992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0"/>
          <table:table-cell table:number-columns-repeated="992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104" table:number-columns-repeated="30"/>
          <table:table-cell table:number-columns-repeated="992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0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9"/>
          <table:table-cell table:number-columns-repeated="992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0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2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0"/>
          <table:table-cell table:number-columns-repeated="992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0"/>
          <table:table-cell table:number-columns-repeated="992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0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0"/>
          <table:table-cell table:number-columns-repeated="992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2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6"/>
          <table:table-cell table:number-columns-repeated="992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992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0"/>
          <table:table-cell table:number-columns-repeated="99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9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0"/>
          <table:table-cell table:number-columns-repeated="992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992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992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2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0"/>
          <table:table-cell table:number-columns-repeated="992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0"/>
          <table:table-cell table:number-columns-repeated="992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20:32:41.865390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03T09:25:16.288208597</dc:date>
    <meta:editing-duration>P75DT14H7M32S</meta:editing-duration>
    <meta:editing-cycles>629</meta:editing-cycles>
    <meta:generator>LibreOffice/6.1.5.2$Linux_X86_64 LibreOffice_project/10$Build-2</meta:generator>
    <meta:document-statistic meta:table-count="3" meta:cell-count="641" meta:object-count="0"/>
  </office:meta>
</office:document-meta>
</file>